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4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4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4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5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4" style:family="table-cell" style:parent-style-name="Default" style:data-style-name="N0">
      <style:text-properties fo:color="#808080"/>
    </style:style>
    <style:style style:name="ce35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36" style:family="table-cell" style:parent-style-name="Default" style:data-style-name="N0">
      <style:text-properties fo:color="#00000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23"/>
        <table:table-column table:style-name="co5" table:default-cell-style-name="ce25"/>
        <table:table-column table:style-name="co4" table:default-cell-style-name="ce28"/>
        <table:table-column table:style-name="co6" table:default-cell-style-name="ce32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0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11:.P11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31" table:formula="of:=IF((COUNTIF([.$A11:.$P11]; &quot;A&quot;) +  COUNTIF([.$A11:.$P11]; &quot;B&quot;) + COUNTIF([.$A11:.$P11]; &quot;M&quot;) + COUNTIF([.$A11:.$P11]; &quot;I&quot;) + [.Q11] = [.S11]); &quot;CLEARED&quot;; COUNTIF([.$A11:.$P11]; &quot;A&quot;) +  COUNTIF([.$A11:.$P11]; &quot;B&quot;) + COUNTIF([.$A11:.$P11]; &quot;M&quot;) + COUNTIF([.$A11:.$P11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2:.P12]; &quot;S&quot;)" office:value-type="float" office:value="2" calcext:value-type="float">
            <text:p>2</text:p>
          </table:table-cell>
          <table:table-cell table:style-name="ce26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31" table:formula="of:=IF((COUNTIF([.$A12:.$P12]; &quot;A&quot;) +  COUNTIF([.$A12:.$P12]; &quot;B&quot;) + COUNTIF([.$A12:.$P12]; &quot;M&quot;) + COUNTIF([.$A12:.$P12]; &quot;I&quot;) + [.Q12] = [.S12]); &quot;CLEARED&quot;; COUNTIF([.$A12:.$P12]; &quot;A&quot;) +  COUNTIF([.$A12:.$P12]; &quot;B&quot;) + COUNTIF([.$A12:.$P12]; &quot;M&quot;) + COUNTIF([.$A12:.$P12]; &quot;I&quot;))" office:value-type="float" office:value="4" calcext:value-type="float">
            <text:p>4</text:p>
          </table:table-cell>
          <table:table-cell table:style-name="ce33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34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13:.P13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31" table:formula="of:=IF((COUNTIF([.$A13:.$P13]; &quot;A&quot;) +  COUNTIF([.$A13:.$P13]; &quot;B&quot;) + COUNTIF([.$A13:.$P13]; &quot;M&quot;) + COUNTIF([.$A13:.$P13]; &quot;I&quot;) + [.Q13] = [.S13]); &quot;CLEARED&quot;; COUNTIF([.$A13:.$P13]; &quot;A&quot;) +  COUNTIF([.$A13:.$P13]; &quot;B&quot;) + COUNTIF([.$A13:.$P13]; &quot;M&quot;) + COUNTIF([.$A13:.$P13]; &quot;I&quot;))"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35" office:value-type="string" calcext:value-type="string">
            <text:p>E = Scientific Batallion</text:p>
          </table:table-cell>
          <table:table-cell table:style-name="ce35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4:.P14]; &quot;S&quot;)" office:value-type="float" office:value="1" calcext:value-type="float">
            <text:p>1</text:p>
          </table:table-cell>
          <table:table-cell table:style-name="ce26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31" table:formula="of:=IF((COUNTIF([.$A14:.$P14]; &quot;A&quot;) +  COUNTIF([.$A14:.$P14]; &quot;B&quot;) + COUNTIF([.$A14:.$P14]; &quot;M&quot;) + COUNTIF([.$A14:.$P14]; &quot;I&quot;) + [.Q14] = [.S14]); &quot;CLEARED&quot;; COUNTIF([.$A14:.$P14]; &quot;A&quot;) +  COUNTIF([.$A14:.$P14]; &quot;B&quot;) + COUNTIF([.$A14:.$P14]; &quot;M&quot;) + COUNTIF([.$A14:.$P14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15:.P15]; &quot;S&quot;)" office:value-type="float" office:value="1" calcext:value-type="float">
            <text:p>1</text:p>
          </table:table-cell>
          <table:table-cell table:style-name="ce26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31" table:formula="of:=IF((COUNTIF([.$A15:.$P15]; &quot;A&quot;) +  COUNTIF([.$A15:.$P15]; &quot;B&quot;) + COUNTIF([.$A15:.$P15]; &quot;M&quot;) + COUNTIF([.$A15:.$P15]; &quot;I&quot;) + [.Q15] = [.S15]); &quot;CLEARED&quot;; COUNTIF([.$A15:.$P15]; &quot;A&quot;) +  COUNTIF([.$A15:.$P15]; &quot;B&quot;) + COUNTIF([.$A15:.$P15]; &quot;M&quot;) + COUNTIF([.$A15:.$P15]; &quot;I&quot;))" office:value-type="float" office:value="3" calcext:value-type="float">
            <text:p>3</text:p>
          </table:table-cell>
          <table:table-cell table:style-name="ce33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35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6:.P16]; &quot;S&quot;)" office:value-type="float" office:value="8" calcext:value-type="float">
            <text:p>8</text:p>
          </table:table-cell>
          <table:table-cell table:style-name="ce26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31" table:formula="of:=IF((COUNTIF([.$A16:.$P16]; &quot;A&quot;) +  COUNTIF([.$A16:.$P16]; &quot;B&quot;) + COUNTIF([.$A16:.$P16]; &quot;M&quot;) + COUNTIF([.$A16:.$P16]; &quot;I&quot;) + [.Q16] = [.S16]); &quot;CLEARED&quot;; COUNTIF([.$A16:.$P16]; &quot;A&quot;) +  COUNTIF([.$A16:.$P16]; &quot;B&quot;) + COUNTIF([.$A16:.$P16]; &quot;M&quot;) + COUNTIF([.$A16:.$P16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35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7:.P17]; &quot;S&quot;)" office:value-type="float" office:value="1" calcext:value-type="float">
            <text:p>1</text:p>
          </table:table-cell>
          <table:table-cell table:style-name="ce26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31" table:formula="of:=IF((COUNTIF([.$A17:.$P17]; &quot;A&quot;) +  COUNTIF([.$A17:.$P17]; &quot;B&quot;) + COUNTIF([.$A17:.$P17]; &quot;M&quot;) + COUNTIF([.$A17:.$P17]; &quot;I&quot;) + [.Q17] = [.S17]); &quot;CLEARED&quot;; COUNTIF([.$A17:.$P17]; &quot;A&quot;) +  COUNTIF([.$A17:.$P17]; &quot;B&quot;) + COUNTIF([.$A17:.$P17]; &quot;M&quot;) + COUNTIF([.$A17:.$P17]; &quot;I&quot;))"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35" office:value-type="string" calcext:value-type="string">
            <text:p>E = Maze Reduction</text:p>
          </table:table-cell>
          <table:table-cell table:style-name="ce35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8:.P18]; &quot;S&quot;)" office:value-type="float" office:value="0" calcext:value-type="float">
            <text:p>0</text:p>
          </table:table-cell>
          <table:table-cell table:style-name="ce26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31" table:formula="of:=IF((COUNTIF([.$A18:.$P18]; &quot;A&quot;) +  COUNTIF([.$A18:.$P18]; &quot;B&quot;) + COUNTIF([.$A18:.$P18]; &quot;M&quot;) + COUNTIF([.$A18:.$P18]; &quot;I&quot;) + [.Q18] = [.S18]); &quot;CLEARED&quot;; COUNTIF([.$A18:.$P18]; &quot;A&quot;) +  COUNTIF([.$A18:.$P18]; &quot;B&quot;) + COUNTIF([.$A18:.$P18]; &quot;M&quot;) + COUNTIF([.$A18:.$P18]; &quot;I&quot;))"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19:.P19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31" table:formula="of:=IF((COUNTIF([.$A19:.$P19]; &quot;A&quot;) +  COUNTIF([.$A19:.$P19]; &quot;B&quot;) + COUNTIF([.$A19:.$P19]; &quot;M&quot;) + COUNTIF([.$A19:.$P19]; &quot;I&quot;) + [.Q19] = [.S19]); &quot;CLEARED&quot;; COUNTIF([.$A19:.$P19]; &quot;A&quot;) +  COUNTIF([.$A19:.$P19]; &quot;B&quot;) + COUNTIF([.$A19:.$P19]; &quot;M&quot;) + COUNTIF([.$A19:.$P19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35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0:.P20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31" table:formula="of:=IF((COUNTIF([.$A20:.$P20]; &quot;A&quot;) +  COUNTIF([.$A20:.$P20]; &quot;B&quot;) + COUNTIF([.$A20:.$P20]; &quot;M&quot;) + COUNTIF([.$A20:.$P20]; &quot;I&quot;) + [.Q20] = [.S20]); &quot;CLEARED&quot;; COUNTIF([.$A20:.$P20]; &quot;A&quot;) +  COUNTIF([.$A20:.$P20]; &quot;B&quot;) + COUNTIF([.$A20:.$P20]; &quot;M&quot;) + COUNTIF([.$A20:.$P20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22" table:formula="of:= COUNTIF([.C21:.P21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31" table:formula="of:=IF((COUNTIF([.$A21:.$P21]; &quot;A&quot;) +  COUNTIF([.$A21:.$P21]; &quot;B&quot;) + COUNTIF([.$A21:.$P21]; &quot;M&quot;) + COUNTIF([.$A21:.$P21]; &quot;I&quot;) + [.Q21] = [.S21]); &quot;CLEARED&quot;; COUNTIF([.$A21:.$P21]; &quot;A&quot;) +  COUNTIF([.$A21:.$P21]; &quot;B&quot;) + COUNTIF([.$A21:.$P21]; &quot;M&quot;) + COUNTIF([.$A21:.$P21]; &quot;I&quot;))"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22:.P22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31" table:formula="of:=IF((COUNTIF([.$A22:.$P22]; &quot;A&quot;) +  COUNTIF([.$A22:.$P22]; &quot;B&quot;) + COUNTIF([.$A22:.$P22]; &quot;M&quot;) + COUNTIF([.$A22:.$P22]; &quot;I&quot;) + [.Q22] = [.S22]); &quot;CLEARED&quot;; COUNTIF([.$A22:.$P22]; &quot;A&quot;) +  COUNTIF([.$A22:.$P22]; &quot;B&quot;) + COUNTIF([.$A22:.$P22]; &quot;M&quot;) + COUNTIF([.$A22:.$P22]; &quot;I&quot;))" office:value-type="float" office:value="3" calcext:value-type="float">
            <text:p>3</text:p>
          </table:table-cell>
          <table:table-cell table:style-name="ce33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35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3:.P23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31" table:formula="of:=IF((COUNTIF([.$A23:.$P23]; &quot;A&quot;) +  COUNTIF([.$A23:.$P23]; &quot;B&quot;) + COUNTIF([.$A23:.$P23]; &quot;M&quot;) + COUNTIF([.$A23:.$P23]; &quot;I&quot;) + [.Q23] = [.S23]); &quot;CLEARED&quot;; COUNTIF([.$A23:.$P23]; &quot;A&quot;) +  COUNTIF([.$A23:.$P23]; &quot;B&quot;) + COUNTIF([.$A23:.$P23]; &quot;M&quot;) + COUNTIF([.$A23:.$P23]; &quot;I&quot;))" office:value-type="float" office:value="5" calcext:value-type="float">
            <text:p>5</text:p>
          </table:table-cell>
          <table:table-cell table:style-name="ce33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4:.P24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31" table:formula="of:=IF((COUNTIF([.$A24:.$P24]; &quot;A&quot;) +  COUNTIF([.$A24:.$P24]; &quot;B&quot;) + COUNTIF([.$A24:.$P24]; &quot;M&quot;) + COUNTIF([.$A24:.$P24]; &quot;I&quot;) + [.Q24] = [.S24]); &quot;CLEARED&quot;; COUNTIF([.$A24:.$P24]; &quot;A&quot;) +  COUNTIF([.$A24:.$P24]; &quot;B&quot;) + COUNTIF([.$A24:.$P24]; &quot;M&quot;) + COUNTIF([.$A24:.$P24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25:.P25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31" table:formula="of:=IF((COUNTIF([.$A25:.$P25]; &quot;A&quot;) +  COUNTIF([.$A25:.$P25]; &quot;B&quot;) + COUNTIF([.$A25:.$P25]; &quot;M&quot;) + COUNTIF([.$A25:.$P25]; &quot;I&quot;) + [.Q25] = [.S25]); &quot;CLEARED&quot;; COUNTIF([.$A25:.$P25]; &quot;A&quot;) +  COUNTIF([.$A25:.$P25]; &quot;B&quot;) + COUNTIF([.$A25:.$P25]; &quot;M&quot;) + COUNTIF([.$A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6:.P26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31" table:formula="of:=IF((COUNTIF([.$A26:.$P26]; &quot;A&quot;) +  COUNTIF([.$A26:.$P26]; &quot;B&quot;) + COUNTIF([.$A26:.$P26]; &quot;M&quot;) + COUNTIF([.$A26:.$P26]; &quot;I&quot;) + [.Q26] = [.S26]); &quot;CLEARED&quot;; COUNTIF([.$A26:.$P26]; &quot;A&quot;) +  COUNTIF([.$A26:.$P26]; &quot;B&quot;) + COUNTIF([.$A26:.$P26]; &quot;M&quot;) + COUNTIF([.$A26:.$P26]; &quot;I&quot;))" office:value-type="float" office:value="4" calcext:value-type="float">
            <text:p>4</text:p>
          </table:table-cell>
          <table:table-cell table:style-name="ce33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35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22" table:formula="of:= COUNTIF([.C27:.P27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31" table:formula="of:=IF((COUNTIF([.$A27:.$P27]; &quot;A&quot;) +  COUNTIF([.$A27:.$P27]; &quot;B&quot;) + COUNTIF([.$A27:.$P27]; &quot;M&quot;) + COUNTIF([.$A27:.$P27]; &quot;I&quot;) + [.Q27] = [.S27]); &quot;CLEARED&quot;; COUNTIF([.$A27:.$P27]; &quot;A&quot;) +  COUNTIF([.$A27:.$P27]; &quot;B&quot;) + COUNTIF([.$A27:.$P27]; &quot;M&quot;) + COUNTIF([.$A27:.$P27]; &quot;I&quot;))"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8:.P28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31" table:formula="of:=IF((COUNTIF([.$A28:.$P28]; &quot;A&quot;) +  COUNTIF([.$A28:.$P28]; &quot;B&quot;) + COUNTIF([.$A28:.$P28]; &quot;M&quot;) + COUNTIF([.$A28:.$P28]; &quot;I&quot;) + [.Q28] = [.S28]); &quot;CLEARED&quot;; COUNTIF([.$A28:.$P28]; &quot;A&quot;) +  COUNTIF([.$A28:.$P28]; &quot;B&quot;) + COUNTIF([.$A28:.$P28]; &quot;M&quot;) + COUNTIF([.$A28:.$P28]; &quot;I&quot;))" office:value-type="float" office:value="3" calcext:value-type="float">
            <text:p>3</text:p>
          </table:table-cell>
          <table:table-cell table:style-name="ce33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29:.P29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31" table:formula="of:=IF((COUNTIF([.$A29:.$P29]; &quot;A&quot;) +  COUNTIF([.$A29:.$P29]; &quot;B&quot;) + COUNTIF([.$A29:.$P29]; &quot;M&quot;) + COUNTIF([.$A29:.$P29]; &quot;I&quot;) + [.Q29] = [.S29]); &quot;CLEARED&quot;; COUNTIF([.$A29:.$P29]; &quot;A&quot;) +  COUNTIF([.$A29:.$P29]; &quot;B&quot;) + COUNTIF([.$A29:.$P29]; &quot;M&quot;) + COUNTIF([.$A29:.$P29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30:.P30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31" table:formula="of:=IF((COUNTIF([.$A30:.$P30]; &quot;A&quot;) +  COUNTIF([.$A30:.$P30]; &quot;B&quot;) + COUNTIF([.$A30:.$P30]; &quot;M&quot;) + COUNTIF([.$A30:.$P30]; &quot;I&quot;) + [.Q30] = [.S30]); &quot;CLEARED&quot;; COUNTIF([.$A30:.$P30]; &quot;A&quot;) +  COUNTIF([.$A30:.$P30]; &quot;B&quot;) + COUNTIF([.$A30:.$P30]; &quot;M&quot;) + COUNTIF([.$A30:.$P30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31:.P31]; &quot;S&quot;)" office:value-type="float" office:value="12" calcext:value-type="float">
            <text:p>12</text:p>
          </table:table-cell>
          <table:table-cell table:style-name="ce26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31" table:formula="of:=IF((COUNTIF([.$A31:.$P31]; &quot;A&quot;) +  COUNTIF([.$A31:.$P31]; &quot;B&quot;) + COUNTIF([.$A31:.$P31]; &quot;M&quot;) + COUNTIF([.$A31:.$P31]; &quot;I&quot;) + [.Q31] = [.S31]); &quot;CLEARED&quot;; COUNTIF([.$A31:.$P31]; &quot;A&quot;) +  COUNTIF([.$A31:.$P31]; &quot;B&quot;) + COUNTIF([.$A31:.$P31]; &quot;M&quot;) + COUNTIF([.$A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32:.P32]; &quot;S&quot;)" office:value-type="float" office:value="8" calcext:value-type="float">
            <text:p>8</text:p>
          </table:table-cell>
          <table:table-cell table:style-name="ce26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31" table:formula="of:=IF((COUNTIF([.$A32:.$P32]; &quot;A&quot;) +  COUNTIF([.$A32:.$P32]; &quot;B&quot;) + COUNTIF([.$A32:.$P32]; &quot;M&quot;) + COUNTIF([.$A32:.$P32]; &quot;I&quot;) + [.Q32] = [.S32]); &quot;CLEARED&quot;; COUNTIF([.$A32:.$P32]; &quot;A&quot;) +  COUNTIF([.$A32:.$P32]; &quot;B&quot;) + COUNTIF([.$A32:.$P32]; &quot;M&quot;) + COUNTIF([.$A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33:.P33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31" table:formula="of:=IF((COUNTIF([.$A33:.$P33]; &quot;A&quot;) +  COUNTIF([.$A33:.$P33]; &quot;B&quot;) + COUNTIF([.$A33:.$P33]; &quot;M&quot;) + COUNTIF([.$A33:.$P33]; &quot;I&quot;) + [.Q33] = [.S33]); &quot;CLEARED&quot;; COUNTIF([.$A33:.$P33]; &quot;A&quot;) +  COUNTIF([.$A33:.$P33]; &quot;B&quot;) + COUNTIF([.$A33:.$P33]; &quot;M&quot;) + COUNTIF([.$A33:.$P33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35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34:.P34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31" table:formula="of:=IF((COUNTIF([.$A34:.$P34]; &quot;A&quot;) +  COUNTIF([.$A34:.$P34]; &quot;B&quot;) + COUNTIF([.$A34:.$P34]; &quot;M&quot;) + COUNTIF([.$A34:.$P34]; &quot;I&quot;) + [.Q34] = [.S34]); &quot;CLEARED&quot;; COUNTIF([.$A34:.$P34]; &quot;A&quot;) +  COUNTIF([.$A34:.$P34]; &quot;B&quot;) + COUNTIF([.$A34:.$P34]; &quot;M&quot;) + COUNTIF([.$A34:.$P34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36" office:value-type="string" calcext:value-type="string">
            <text:p>D = Hill Driving</text:p>
          </table:table-cell>
          <table:table-cell table:style-name="ce35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35:.P35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31" table:formula="of:=IF((COUNTIF([.$A35:.$P35]; &quot;A&quot;) +  COUNTIF([.$A35:.$P35]; &quot;B&quot;) + COUNTIF([.$A35:.$P35]; &quot;M&quot;) + COUNTIF([.$A35:.$P35]; &quot;I&quot;) + [.Q35] = [.S35]); &quot;CLEARED&quot;; COUNTIF([.$A35:.$P35]; &quot;A&quot;) +  COUNTIF([.$A35:.$P35]; &quot;B&quot;) + COUNTIF([.$A35:.$P35]; &quot;M&quot;) + COUNTIF([.$A35:.$P35]; &quot;I&quot;))" office:value-type="float" office:value="3" calcext:value-type="float">
            <text:p>3</text:p>
          </table:table-cell>
          <table:table-cell table:style-name="ce33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35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36:.P36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31" table:formula="of:=IF((COUNTIF([.$A36:.$P36]; &quot;A&quot;) +  COUNTIF([.$A36:.$P36]; &quot;B&quot;) + COUNTIF([.$A36:.$P36]; &quot;M&quot;) + COUNTIF([.$A36:.$P36]; &quot;I&quot;) + [.Q36] = [.S36]); &quot;CLEARED&quot;; COUNTIF([.$A36:.$P36]; &quot;A&quot;) +  COUNTIF([.$A36:.$P36]; &quot;B&quot;) + COUNTIF([.$A36:.$P36]; &quot;M&quot;) + COUNTIF([.$A36:.$P36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35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37:.P37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31" table:formula="of:=IF((COUNTIF([.$A37:.$P37]; &quot;A&quot;) +  COUNTIF([.$A37:.$P37]; &quot;B&quot;) + COUNTIF([.$A37:.$P37]; &quot;M&quot;) + COUNTIF([.$A37:.$P37]; &quot;I&quot;) + [.Q37] = [.S37]); &quot;CLEARED&quot;; COUNTIF([.$A37:.$P37]; &quot;A&quot;) +  COUNTIF([.$A37:.$P37]; &quot;B&quot;) + COUNTIF([.$A37:.$P37]; &quot;M&quot;) + COUNTIF([.$A37:.$P37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38:.P38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31" table:formula="of:=IF((COUNTIF([.$A38:.$P38]; &quot;A&quot;) +  COUNTIF([.$A38:.$P38]; &quot;B&quot;) + COUNTIF([.$A38:.$P38]; &quot;M&quot;) + COUNTIF([.$A38:.$P38]; &quot;I&quot;) + [.Q38] = [.S38]); &quot;CLEARED&quot;; COUNTIF([.$A38:.$P38]; &quot;A&quot;) +  COUNTIF([.$A38:.$P38]; &quot;B&quot;) + COUNTIF([.$A38:.$P38]; &quot;M&quot;) + COUNTIF([.$A38:.$P38]; &quot;I&quot;))" office:value-type="float" office:value="4" calcext:value-type="float">
            <text:p>4</text:p>
          </table:table-cell>
          <table:table-cell table:style-name="ce33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39:.P39]; &quot;S&quot;)" office:value-type="float" office:value="8" calcext:value-type="float">
            <text:p>8</text:p>
          </table:table-cell>
          <table:table-cell table:style-name="ce26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31" table:formula="of:=IF((COUNTIF([.$A39:.$P39]; &quot;A&quot;) +  COUNTIF([.$A39:.$P39]; &quot;B&quot;) + COUNTIF([.$A39:.$P39]; &quot;M&quot;) + COUNTIF([.$A39:.$P39]; &quot;I&quot;) + [.Q39] = [.S39]); &quot;CLEARED&quot;; COUNTIF([.$A39:.$P39]; &quot;A&quot;) +  COUNTIF([.$A39:.$P39]; &quot;B&quot;) + COUNTIF([.$A39:.$P39]; &quot;M&quot;) + COUNTIF([.$A39:.$P39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35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40:.P40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31" table:formula="of:=IF((COUNTIF([.$A40:.$P40]; &quot;A&quot;) +  COUNTIF([.$A40:.$P40]; &quot;B&quot;) + COUNTIF([.$A40:.$P40]; &quot;M&quot;) + COUNTIF([.$A40:.$P40]; &quot;I&quot;) + [.Q40] = [.S40]); &quot;CLEARED&quot;; COUNTIF([.$A40:.$P40]; &quot;A&quot;) +  COUNTIF([.$A40:.$P40]; &quot;B&quot;) + COUNTIF([.$A40:.$P40]; &quot;M&quot;) + COUNTIF([.$A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41:.P41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31" table:formula="of:=IF((COUNTIF([.$A41:.$P41]; &quot;A&quot;) +  COUNTIF([.$A41:.$P41]; &quot;B&quot;) + COUNTIF([.$A41:.$P41]; &quot;M&quot;) + COUNTIF([.$A41:.$P41]; &quot;I&quot;) + [.Q41] = [.S41]); &quot;CLEARED&quot;; COUNTIF([.$A41:.$P41]; &quot;A&quot;) +  COUNTIF([.$A41:.$P41]; &quot;B&quot;) + COUNTIF([.$A41:.$P41]; &quot;M&quot;) + COUNTIF([.$A41:.$P41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35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42:.P42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31" table:formula="of:=IF((COUNTIF([.$A42:.$P42]; &quot;A&quot;) +  COUNTIF([.$A42:.$P42]; &quot;B&quot;) + COUNTIF([.$A42:.$P42]; &quot;M&quot;) + COUNTIF([.$A42:.$P42]; &quot;I&quot;) + [.Q42] = [.S42]); &quot;CLEARED&quot;; COUNTIF([.$A42:.$P42]; &quot;A&quot;) +  COUNTIF([.$A42:.$P42]; &quot;B&quot;) + COUNTIF([.$A42:.$P42]; &quot;M&quot;) + COUNTIF([.$A42:.$P42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0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44:.P44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31" table:formula="of:=IF((COUNTIF([.$A44:.$P44]; &quot;A&quot;) +  COUNTIF([.$A44:.$P44]; &quot;B&quot;) + COUNTIF([.$A44:.$P44]; &quot;M&quot;) + COUNTIF([.$A44:.$P44]; &quot;I&quot;) + [.Q44] = [.S44]); &quot;CLEARED&quot;; COUNTIF([.$A44:.$P44]; &quot;A&quot;) +  COUNTIF([.$A44:.$P44]; &quot;B&quot;) + COUNTIF([.$A44:.$P44]; &quot;M&quot;) + COUNTIF([.$A44:.$P44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35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45:.P45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31" table:formula="of:=IF((COUNTIF([.$A45:.$P45]; &quot;A&quot;) +  COUNTIF([.$A45:.$P45]; &quot;B&quot;) + COUNTIF([.$A45:.$P45]; &quot;M&quot;) + COUNTIF([.$A45:.$P45]; &quot;I&quot;) + [.Q45] = [.S45]); &quot;CLEARED&quot;; COUNTIF([.$A45:.$P45]; &quot;A&quot;) +  COUNTIF([.$A45:.$P45]; &quot;B&quot;) + COUNTIF([.$A45:.$P45]; &quot;M&quot;) + COUNTIF([.$A45:.$P45]; &quot;I&quot;))" office:value-type="float" office:value="4" calcext:value-type="float">
            <text:p>4</text:p>
          </table:table-cell>
          <table:table-cell table:style-name="ce33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46:.P46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31" table:formula="of:=IF((COUNTIF([.$A46:.$P46]; &quot;A&quot;) +  COUNTIF([.$A46:.$P46]; &quot;B&quot;) + COUNTIF([.$A46:.$P46]; &quot;M&quot;) + COUNTIF([.$A46:.$P46]; &quot;I&quot;) + [.Q46] = [.S46]); &quot;CLEARED&quot;; COUNTIF([.$A46:.$P46]; &quot;A&quot;) +  COUNTIF([.$A46:.$P46]; &quot;B&quot;) + COUNTIF([.$A46:.$P46]; &quot;M&quot;) + COUNTIF([.$A46:.$P46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47:.P47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31" table:formula="of:=IF((COUNTIF([.$A47:.$P47]; &quot;A&quot;) +  COUNTIF([.$A47:.$P47]; &quot;B&quot;) + COUNTIF([.$A47:.$P47]; &quot;M&quot;) + COUNTIF([.$A47:.$P47]; &quot;I&quot;) + [.Q47] = [.S47]); &quot;CLEARED&quot;; COUNTIF([.$A47:.$P47]; &quot;A&quot;) +  COUNTIF([.$A47:.$P47]; &quot;B&quot;) + COUNTIF([.$A47:.$P47]; &quot;M&quot;) + COUNTIF([.$A47:.$P47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35" office:value-type="string" calcext:value-type="string">
            <text:p>D = Drive Through MegaCity</text:p>
          </table:table-cell>
          <table:table-cell table:style-name="ce35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22" table:formula="of:= COUNTIF([.C48:.P48]; &quot;S&quot;)" office:value-type="float" office:value="6" calcext:value-type="float">
            <text:p>6</text:p>
          </table:table-cell>
          <table:table-cell table:style-name="ce26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31" table:formula="of:=IF((COUNTIF([.$A48:.$P48]; &quot;A&quot;) +  COUNTIF([.$A48:.$P48]; &quot;B&quot;) + COUNTIF([.$A48:.$P48]; &quot;M&quot;) + COUNTIF([.$A48:.$P48]; &quot;I&quot;) + [.Q48] = [.S48]); &quot;CLEARED&quot;; COUNTIF([.$A48:.$P48]; &quot;A&quot;) +  COUNTIF([.$A48:.$P48]; &quot;B&quot;) + COUNTIF([.$A48:.$P48]; &quot;M&quot;) + COUNTIF([.$A48:.$P48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49:.P49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31" table:formula="of:=IF((COUNTIF([.$A49:.$P49]; &quot;A&quot;) +  COUNTIF([.$A49:.$P49]; &quot;B&quot;) + COUNTIF([.$A49:.$P49]; &quot;M&quot;) + COUNTIF([.$A49:.$P49]; &quot;I&quot;) + [.Q49] = [.S49]); &quot;CLEARED&quot;; COUNTIF([.$A49:.$P49]; &quot;A&quot;) +  COUNTIF([.$A49:.$P49]; &quot;B&quot;) + COUNTIF([.$A49:.$P49]; &quot;M&quot;) + COUNTIF([.$A49:.$P49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35" office:value-type="string" calcext:value-type="string">
            <text:p>C = Nim With a Twist</text:p>
          </table:table-cell>
          <table:table-cell table:style-name="ce35" office:value-type="string" calcext:value-type="string">
            <text:p>H = Cloakroom</text:p>
          </table:table-cell>
          <table:table-cell table:style-name="ce35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50:.P50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31" table:formula="of:=IF((COUNTIF([.$A50:.$P50]; &quot;A&quot;) +  COUNTIF([.$A50:.$P50]; &quot;B&quot;) + COUNTIF([.$A50:.$P50]; &quot;M&quot;) + COUNTIF([.$A50:.$P50]; &quot;I&quot;) + [.Q50] = [.S50]); &quot;CLEARED&quot;; COUNTIF([.$A50:.$P50]; &quot;A&quot;) +  COUNTIF([.$A50:.$P50]; &quot;B&quot;) + COUNTIF([.$A50:.$P50]; &quot;M&quot;) + COUNTIF([.$A50:.$P50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35" office:value-type="string" calcext:value-type="string">
            <text:p>A = Album of Numbers</text:p>
          </table:table-cell>
          <table:table-cell table:style-name="ce35" office:value-type="string" calcext:value-type="string">
            <text:p>G = Board Game</text:p>
          </table:table-cell>
          <table:table-cell table:style-name="ce35" office:value-type="string" calcext:value-type="string">
            <text:p>K = Blocks</text:p>
          </table:table-cell>
          <table:table-cell table:style-name="ce35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51:.P51]; &quot;S&quot;)" office:value-type="float" office:value="2" calcext:value-type="float">
            <text:p>2</text:p>
          </table:table-cell>
          <table:table-cell table:style-name="ce26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31" table:formula="of:=IF((COUNTIF([.$A51:.$P51]; &quot;A&quot;) +  COUNTIF([.$A51:.$P51]; &quot;B&quot;) + COUNTIF([.$A51:.$P51]; &quot;M&quot;) + COUNTIF([.$A51:.$P51]; &quot;I&quot;) + [.Q51] = [.S51]); &quot;CLEARED&quot;; COUNTIF([.$A51:.$P51]; &quot;A&quot;) +  COUNTIF([.$A51:.$P51]; &quot;B&quot;) + COUNTIF([.$A51:.$P51]; &quot;M&quot;) + COUNTIF([.$A51:.$P51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35" office:value-type="string" calcext:value-type="string">
            <text:p>A = Game</text:p>
          </table:table-cell>
          <table:table-cell table:style-name="ce35" office:value-type="string" calcext:value-type="string">
            <text:p>E = Furniture</text:p>
          </table:table-cell>
          <table:table-cell table:style-name="ce35" office:value-type="string" calcext:value-type="string">
            <text:p>H = Return of the Cliquers</text:p>
          </table:table-cell>
          <table:table-cell table:style-name="ce35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52:.P52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31" table:formula="of:=IF((COUNTIF([.$A52:.$P52]; &quot;A&quot;) +  COUNTIF([.$A52:.$P52]; &quot;B&quot;) + COUNTIF([.$A52:.$P52]; &quot;M&quot;) + COUNTIF([.$A52:.$P52]; &quot;I&quot;) + [.Q52] = [.S52]); &quot;CLEARED&quot;; COUNTIF([.$A52:.$P52]; &quot;A&quot;) +  COUNTIF([.$A52:.$P52]; &quot;B&quot;) + COUNTIF([.$A52:.$P52]; &quot;M&quot;) + COUNTIF([.$A52:.$P52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35" office:value-type="string" calcext:value-type="string">
            <text:p>E = Taxi</text:p>
          </table:table-cell>
          <table:table-cell table:style-name="ce35" office:value-type="string" calcext:value-type="string">
            <text:p>H = Anagrams</text:p>
          </table:table-cell>
          <table:table-cell table:style-name="ce35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53:.P53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31" table:formula="of:=IF((COUNTIF([.$A53:.$P53]; &quot;A&quot;) +  COUNTIF([.$A53:.$P53]; &quot;B&quot;) + COUNTIF([.$A53:.$P53]; &quot;M&quot;) + COUNTIF([.$A53:.$P53]; &quot;I&quot;) + [.Q53] = [.S53]); &quot;CLEARED&quot;; COUNTIF([.$A53:.$P53]; &quot;A&quot;) +  COUNTIF([.$A53:.$P53]; &quot;B&quot;) + COUNTIF([.$A53:.$P53]; &quot;M&quot;) + COUNTIF([.$A53:.$P53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35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54:.P54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31" table:formula="of:=IF((COUNTIF([.$A54:.$P54]; &quot;A&quot;) +  COUNTIF([.$A54:.$P54]; &quot;B&quot;) + COUNTIF([.$A54:.$P54]; &quot;M&quot;) + COUNTIF([.$A54:.$P54]; &quot;I&quot;) + [.Q54] = [.S54]); &quot;CLEARED&quot;; COUNTIF([.$A54:.$P54]; &quot;A&quot;) +  COUNTIF([.$A54:.$P54]; &quot;B&quot;) + COUNTIF([.$A54:.$P54]; &quot;M&quot;) + COUNTIF([.$A54:.$P54]; &quot;I&quot;))" office:value-type="float" office:value="4" calcext:value-type="float">
            <text:p>4</text:p>
          </table:table-cell>
          <table:table-cell table:style-name="ce33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35" office:value-type="string" calcext:value-type="string">
            <text:p>D = Slant Drilling</text:p>
          </table:table-cell>
          <table:table-cell table:style-name="ce35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55:.P55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31" table:formula="of:=IF((COUNTIF([.$A55:.$P55]; &quot;A&quot;) +  COUNTIF([.$A55:.$P55]; &quot;B&quot;) + COUNTIF([.$A55:.$P55]; &quot;M&quot;) + COUNTIF([.$A55:.$P55]; &quot;I&quot;) + [.Q55] = [.S55]); &quot;CLEARED&quot;; COUNTIF([.$A55:.$P55]; &quot;A&quot;) +  COUNTIF([.$A55:.$P55]; &quot;B&quot;) + COUNTIF([.$A55:.$P55]; &quot;M&quot;) + COUNTIF([.$A55:.$P55]; &quot;I&quot;))" office:value-type="float" office:value="3" calcext:value-type="float">
            <text:p>3</text:p>
          </table:table-cell>
          <table:table-cell table:style-name="ce33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35" office:value-type="string" calcext:value-type="string">
            <text:p>F = Fractal Tree</text:p>
          </table:table-cell>
          <table:table-cell table:style-name="ce35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56:.P56]; &quot;S&quot;)" office:value-type="float" office:value="10" calcext:value-type="float">
            <text:p>10</text:p>
          </table:table-cell>
          <table:table-cell table:style-name="ce26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31" table:formula="of:=IF((COUNTIF([.$A56:.$P56]; &quot;A&quot;) +  COUNTIF([.$A56:.$P56]; &quot;B&quot;) + COUNTIF([.$A56:.$P56]; &quot;M&quot;) + COUNTIF([.$A56:.$P56]; &quot;I&quot;) + [.Q56] = [.S56]); &quot;CLEARED&quot;; COUNTIF([.$A56:.$P56]; &quot;A&quot;) +  COUNTIF([.$A56:.$P56]; &quot;B&quot;) + COUNTIF([.$A56:.$P56]; &quot;M&quot;) + COUNTIF([.$A56:.$P56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35" office:value-type="string" calcext:value-type="string">
            <text:p>K = Polymorphic Code</text:p>
          </table:table-cell>
          <table:table-cell table:style-name="ce35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57:.P57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31" table:formula="of:=IF((COUNTIF([.$A57:.$P57]; &quot;A&quot;) +  COUNTIF([.$A57:.$P57]; &quot;B&quot;) + COUNTIF([.$A57:.$P57]; &quot;M&quot;) + COUNTIF([.$A57:.$P57]; &quot;I&quot;) + [.Q57] = [.S57]); &quot;CLEARED&quot;; COUNTIF([.$A57:.$P57]; &quot;A&quot;) +  COUNTIF([.$A57:.$P57]; &quot;B&quot;) + COUNTIF([.$A57:.$P57]; &quot;M&quot;) + COUNTIF([.$A57:.$P57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35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58:.P58]; &quot;S&quot;)" office:value-type="float" office:value="2" calcext:value-type="float">
            <text:p>2</text:p>
          </table:table-cell>
          <table:table-cell table:style-name="ce26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31" table:formula="of:=IF((COUNTIF([.$A58:.$P58]; &quot;A&quot;) +  COUNTIF([.$A58:.$P58]; &quot;B&quot;) + COUNTIF([.$A58:.$P58]; &quot;M&quot;) + COUNTIF([.$A58:.$P58]; &quot;I&quot;) + [.Q58] = [.S58]); &quot;CLEARED&quot;; COUNTIF([.$A58:.$P58]; &quot;A&quot;) +  COUNTIF([.$A58:.$P58]; &quot;B&quot;) + COUNTIF([.$A58:.$P58]; &quot;M&quot;) + COUNTIF([.$A58:.$P58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59:.P59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31" table:formula="of:=IF((COUNTIF([.$A59:.$P59]; &quot;A&quot;) +  COUNTIF([.$A59:.$P59]; &quot;B&quot;) + COUNTIF([.$A59:.$P59]; &quot;M&quot;) + COUNTIF([.$A59:.$P59]; &quot;I&quot;) + [.Q59] = [.S59]); &quot;CLEARED&quot;; COUNTIF([.$A59:.$P59]; &quot;A&quot;) +  COUNTIF([.$A59:.$P59]; &quot;B&quot;) + COUNTIF([.$A59:.$P59]; &quot;M&quot;) + COUNTIF([.$A59:.$P59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35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60:.P60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31" table:formula="of:=IF((COUNTIF([.$A60:.$P60]; &quot;A&quot;) +  COUNTIF([.$A60:.$P60]; &quot;B&quot;) + COUNTIF([.$A60:.$P60]; &quot;M&quot;) + COUNTIF([.$A60:.$P60]; &quot;I&quot;) + [.Q60] = [.S60]); &quot;CLEARED&quot;; COUNTIF([.$A60:.$P60]; &quot;A&quot;) +  COUNTIF([.$A60:.$P60]; &quot;B&quot;) + COUNTIF([.$A60:.$P60]; &quot;M&quot;) + COUNTIF([.$A60:.$P60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35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61:.P61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31" table:formula="of:=IF((COUNTIF([.$A61:.$P61]; &quot;A&quot;) +  COUNTIF([.$A61:.$P61]; &quot;B&quot;) + COUNTIF([.$A61:.$P61]; &quot;M&quot;) + COUNTIF([.$A61:.$P61]; &quot;I&quot;) + [.Q61] = [.S61]); &quot;CLEARED&quot;; COUNTIF([.$A61:.$P61]; &quot;A&quot;) +  COUNTIF([.$A61:.$P61]; &quot;B&quot;) + COUNTIF([.$A61:.$P61]; &quot;M&quot;) + COUNTIF([.$A61:.$P61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22" table:formula="of:= COUNTIF([.C62:.P62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31" table:formula="of:=IF((COUNTIF([.$A62:.$P62]; &quot;A&quot;) +  COUNTIF([.$A62:.$P62]; &quot;B&quot;) + COUNTIF([.$A62:.$P62]; &quot;M&quot;) + COUNTIF([.$A62:.$P62]; &quot;I&quot;) + [.Q62] = [.S62]); &quot;CLEARED&quot;; COUNTIF([.$A62:.$P62]; &quot;A&quot;) +  COUNTIF([.$A62:.$P62]; &quot;B&quot;) + COUNTIF([.$A62:.$P62]; &quot;M&quot;) + COUNTIF([.$A62:.$P62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22" table:formula="of:= COUNTIF([.C63:.P63]; &quot;S&quot;)" office:value-type="float" office:value="4" calcext:value-type="float">
            <text:p>4</text:p>
          </table:table-cell>
          <table:table-cell table:style-name="ce26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31" table:formula="of:=IF((COUNTIF([.$A63:.$P63]; &quot;A&quot;) +  COUNTIF([.$A63:.$P63]; &quot;B&quot;) + COUNTIF([.$A63:.$P63]; &quot;M&quot;) + COUNTIF([.$A63:.$P63]; &quot;I&quot;) + [.Q63] = [.S63]); &quot;CLEARED&quot;; COUNTIF([.$A63:.$P63]; &quot;A&quot;) +  COUNTIF([.$A63:.$P63]; &quot;B&quot;) + COUNTIF([.$A63:.$P63]; &quot;M&quot;) + COUNTIF([.$A63:.$P63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22" table:formula="of:= COUNTIF([.C64:.P64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31" table:formula="of:=IF((COUNTIF([.$A64:.$P64]; &quot;A&quot;) +  COUNTIF([.$A64:.$P64]; &quot;B&quot;) + COUNTIF([.$A64:.$P64]; &quot;M&quot;) + COUNTIF([.$A64:.$P64]; &quot;I&quot;) + [.Q64] = [.S64]); &quot;CLEARED&quot;; COUNTIF([.$A64:.$P64]; &quot;A&quot;) +  COUNTIF([.$A64:.$P64]; &quot;B&quot;) + COUNTIF([.$A64:.$P64]; &quot;M&quot;) + COUNTIF([.$A64:.$P64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35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0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66:.P66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31" table:formula="of:=IF((COUNTIF([.$A66:.$P66]; &quot;A&quot;) +  COUNTIF([.$A66:.$P66]; &quot;B&quot;) + COUNTIF([.$A66:.$P66]; &quot;M&quot;) + COUNTIF([.$A66:.$P66]; &quot;I&quot;) + [.Q66] = [.S66]); &quot;CLEARED&quot;; COUNTIF([.$A66:.$P66]; &quot;A&quot;) +  COUNTIF([.$A66:.$P66]; &quot;B&quot;) + COUNTIF([.$A66:.$P66]; &quot;M&quot;) + COUNTIF([.$A66:.$P66]; &quot;I&quot;))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67:.P67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31" table:formula="of:=IF((COUNTIF([.$A67:.$P67]; &quot;A&quot;) +  COUNTIF([.$A67:.$P67]; &quot;B&quot;) + COUNTIF([.$A67:.$P67]; &quot;M&quot;) + COUNTIF([.$A67:.$P67]; &quot;I&quot;) + [.Q67] = [.S67]); &quot;CLEARED&quot;; COUNTIF([.$A67:.$P67]; &quot;A&quot;) +  COUNTIF([.$A67:.$P67]; &quot;B&quot;) + COUNTIF([.$A67:.$P67]; &quot;M&quot;) + COUNTIF([.$A67:.$P67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22" table:formula="of:= COUNTIF([.C68:.P68]; &quot;S&quot;)" office:value-type="float" office:value="9" calcext:value-type="float">
            <text:p>9</text:p>
          </table:table-cell>
          <table:table-cell table:style-name="ce26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31" table:formula="of:=IF((COUNTIF([.$A68:.$P68]; &quot;A&quot;) +  COUNTIF([.$A68:.$P68]; &quot;B&quot;) + COUNTIF([.$A68:.$P68]; &quot;M&quot;) + COUNTIF([.$A68:.$P68]; &quot;I&quot;) + [.Q68] = [.S68]); &quot;CLEARED&quot;; COUNTIF([.$A68:.$P68]; &quot;A&quot;) +  COUNTIF([.$A68:.$P68]; &quot;B&quot;) + COUNTIF([.$A68:.$P68]; &quot;M&quot;) + COUNTIF([.$A68:.$P68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35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69:.P69]; &quot;S&quot;)" office:value-type="float" office:value="10" calcext:value-type="float">
            <text:p>10</text:p>
          </table:table-cell>
          <table:table-cell table:style-name="ce26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31" table:formula="of:=IF((COUNTIF([.$A69:.$P69]; &quot;A&quot;) +  COUNTIF([.$A69:.$P69]; &quot;B&quot;) + COUNTIF([.$A69:.$P69]; &quot;M&quot;) + COUNTIF([.$A69:.$P69]; &quot;I&quot;) + [.Q69] = [.S69]); &quot;CLEARED&quot;; COUNTIF([.$A69:.$P69]; &quot;A&quot;) +  COUNTIF([.$A69:.$P69]; &quot;B&quot;) + COUNTIF([.$A69:.$P69]; &quot;M&quot;) + COUNTIF([.$A69:.$P69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35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22" table:formula="of:= COUNTIF([.C70:.P70]; &quot;S&quot;)" office:value-type="float" office:value="5" calcext:value-type="float">
            <text:p>5</text:p>
          </table:table-cell>
          <table:table-cell table:style-name="ce26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31" table:formula="of:=IF((COUNTIF([.$A70:.$P70]; &quot;A&quot;) +  COUNTIF([.$A70:.$P70]; &quot;B&quot;) + COUNTIF([.$A70:.$P70]; &quot;M&quot;) + COUNTIF([.$A70:.$P70]; &quot;I&quot;) + [.Q70] = [.S70]); &quot;CLEARED&quot;; COUNTIF([.$A70:.$P70]; &quot;A&quot;) +  COUNTIF([.$A70:.$P70]; &quot;B&quot;) + COUNTIF([.$A70:.$P70]; &quot;M&quot;) + COUNTIF([.$A70:.$P70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35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22" table:formula="of:= COUNTIF([.C71:.P71]; &quot;S&quot;)" office:value-type="float" office:value="7" calcext:value-type="float">
            <text:p>7</text:p>
          </table:table-cell>
          <table:table-cell table:style-name="ce26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31" table:formula="of:=IF((COUNTIF([.$A71:.$P71]; &quot;A&quot;) +  COUNTIF([.$A71:.$P71]; &quot;B&quot;) + COUNTIF([.$A71:.$P71]; &quot;M&quot;) + COUNTIF([.$A71:.$P71]; &quot;I&quot;) + [.Q71] = [.S71]); &quot;CLEARED&quot;; COUNTIF([.$A71:.$P71]; &quot;A&quot;) +  COUNTIF([.$A71:.$P71]; &quot;B&quot;) + COUNTIF([.$A71:.$P71]; &quot;M&quot;) + COUNTIF([.$A71:.$P71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22" table:formula="of:= COUNTIF([.C72:.P72]; &quot;S&quot;)" office:value-type="float" office:value="3" calcext:value-type="float">
            <text:p>3</text:p>
          </table:table-cell>
          <table:table-cell table:style-name="ce26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31" table:formula="of:=IF((COUNTIF([.$A72:.$P72]; &quot;A&quot;) +  COUNTIF([.$A72:.$P72]; &quot;B&quot;) + COUNTIF([.$A72:.$P72]; &quot;M&quot;) + COUNTIF([.$A72:.$P72]; &quot;I&quot;) + [.Q72] = [.S72]); &quot;CLEARED&quot;; COUNTIF([.$A72:.$P72]; &quot;A&quot;) +  COUNTIF([.$A72:.$P72]; &quot;B&quot;) + COUNTIF([.$A72:.$P72]; &quot;M&quot;) + COUNTIF([.$A72:.$P72]; &quot;I&quot;))" office:value-type="float" office:value="0" calcext:value-type="float">
            <text:p>0</text:p>
          </table:table-cell>
          <table:table-cell table:style-name="ce33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22"/>
          <table:table-cell table:style-name="ce26"/>
          <table:table-cell/>
          <table:table-cell table:style-name="ce31"/>
          <table:table-cell table:style-name="ce13" table:number-columns-repeated="146"/>
          <table:table-cell table:number-columns-repeated="858"/>
        </table:table-row>
        <table:table-row table:style-name="ro4" table:number-rows-repeated="2992">
          <table:table-cell table:style-name="ce1"/>
          <table:table-cell table:style-name="ce13"/>
          <table:table-cell table:style-name="ce1" table:number-columns-repeated="14"/>
          <table:table-cell table:style-name="ce21"/>
          <table:table-cell table:style-name="ce24"/>
          <table:table-cell table:style-name="ce27"/>
          <table:table-cell table:style-name="ce29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1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A1"/>
            <calcext:condition calcext:apply-style-name="cf44" calcext:value="=&quot;NH&quot;" calcext:base-cell-address="Sheet1.A1"/>
            <calcext:condition calcext:apply-style-name="cf29" calcext:value="=&quot;A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A1"/>
            <calcext:condition calcext:apply-style-name="cf44" calcext:value="=&quot;NH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T11:Sheet1.T42 Sheet1.T44:Sheet1.T64 Sheet1.T66:Sheet1.T73">
            <calcext:condition calcext:apply-style-name="cf30" calcext:value="=&quot;CLEARED&quot;" calcext:base-cell-address="Sheet1.A1"/>
            <calcext:condition calcext:apply-style-name="cf45" calcext:value="&gt;=2" calcext:base-cell-address="Sheet1.A1"/>
            <calcext:condition calcext:apply-style-name="cf34" calcext:value="=0" calcext:base-cell-address="Sheet1.A1"/>
            <calcext:condition calcext:apply-style-name="cf35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4" style:family="table-cell" style:parent-style-name="Default">
      <style:table-cell-properties fo:background-color="#000000"/>
      <style:text-properties fo:color="#000000"/>
    </style:style>
    <style:style style:name="cf45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7-27T20:48:18.763795395</dc:date>
    <meta:editing-cycles>92</meta:editing-cycles>
    <meta:editing-duration>PT7H44M13S</meta:editing-duration>
    <meta:document-statistic meta:table-count="1" meta:cell-count="1417" meta:object-count="0"/>
  </office:meta>
</office:document-meta>
</file>